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Heading_20_1">
      <style:text-properties officeooo:rsid="0017ceb7" officeooo:paragraph-rsid="0017ceb7"/>
    </style:style>
    <style:style style:name="P2" style:family="paragraph" style:parent-style-name="Text_20_body">
      <style:text-properties officeooo:rsid="0017ceb7" officeooo:paragraph-rsid="0017ceb7"/>
    </style:style>
    <style:style style:name="P3" style:family="paragraph" style:parent-style-name="Text_20_body">
      <style:text-properties officeooo:paragraph-rsid="0017ceb7"/>
    </style:style>
    <style:style style:name="P4" style:family="paragraph" style:parent-style-name="Text_20_body">
      <style:text-properties officeooo:rsid="0018fab0" officeooo:paragraph-rsid="0018fab0"/>
    </style:style>
    <style:style style:name="P5" style:family="paragraph" style:parent-style-name="Title">
      <style:text-properties officeooo:rsid="0017ceb7" officeooo:paragraph-rsid="0017ce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w the App is supposed to work?</text:p>
      <text:p text:style-name="P2"/>
      <text:h text:style-name="P1" text:outline-level="1">Step #1: Info Recollection</text:h>
      <text:p text:style-name="P3"/>
      <text:p text:style-name="P2">The first page user visits. User can start a new or choose an already available sqlite db file that the site would give them at the end of last session. A variable could be used to know user’s choice. If user uploads a file that should be loaded in the app.</text:p>
      <text:p text:style-name="P2"/>
      <text:h text:style-name="P1" text:outline-level="1">Step #2: The “In” basket</text:h>
      <text:p text:style-name="P3"/>
      <text:p text:style-name="P2">This page contains all the tasks for user labelled as “In”. This page should contain at minimum two options. One “+” option to add more tasks to the “In” basket. And other option to start processing them.</text:p>
      <text:p text:style-name="P2">In case user chose to add. It would ask for a title and a description of the task. After submitting it should update the database.</text:p>
      <text:p text:style-name="P2"/>
      <text:h text:style-name="P1" text:outline-level="1">Step #3: Processing</text:h>
      <text:p text:style-name="P3"/>
      <text:p text:style-name="P2">In processing phase every tasks from the “in” basket is analysed sequentially. </text:p>
      <text:p text:style-name="P2">First it is asked if the task is actionable.</text:p>
      <text:p text:style-name="P2">If No option is chosen user would be given three choice.</text:p>
      <text:p text:style-name="P2"><text:tab/>Trash:<text:tab/>In that case the entry will be deleted.</text:p>
      <text:p text:style-name="P2"><text:tab/>Someday/ Maybe: In this case it would be saved in someday category under db.</text:p>
      <text:p text:style-name="P2"><text:tab/>Reference: User could use tags to identify. It also should be saved in db under reference.</text:p>
      <text:p text:style-name="P4">If Yes option is chosen:</text:p>
      <text:p text:style-name="P4"><text:tab/>What is the next action related to the task?</text:p>
      <text:p text:style-name="P4"><text:soft-page-break/><text:tab/>Can it be done under less than 2 minutes? If it can be done the app should prompt to do it now. In that case, after the work is done the user could mark it as done. The user should be able to postpone it if so they wished.</text:p>
      <text:p text:style-name="P4"><text:tab/>If it cannot be done within 2 minutes It will be asked if they want to delegate it.</text:p>
      <text:p text:style-name="P4"><text:tab/>If yes, they could set who to delegate to add the task will be added to the target’s “in” basket.</text:p>
      <text:p text:style-name="P4"><text:tab/>Otherwise they can choose to add it to the “Next Action” catogory or choose to mark the dead line in the “calendar”. In which case the google could hel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IN"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n" fo:country="IN"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8T18:56:48.824302926</meta:creation-date>
    <dc:date>2022-04-08T19:12:16.878896000</dc:date>
    <meta:editing-duration>PT4M38S</meta:editing-duration>
    <meta:editing-cycles>1</meta:editing-cycles>
    <meta:document-statistic meta:table-count="0" meta:image-count="0" meta:object-count="0" meta:page-count="2" meta:paragraph-count="19" meta:word-count="333" meta:character-count="1714" meta:non-whitespace-character-count="1391"/>
    <meta:generator>LibreOffice/7.2.6.2$Linux_X86_64 LibreOffice_project/20$Build-2</meta:generator>
  </office:meta>
</office:document-meta>
</file>